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5000001ED8952FAD6.png" manifest:media-type="image/png"/>
  <manifest:file-entry manifest:full-path="Pictures/100000000000016000000068519051BB.png" manifest:media-type="image/png"/>
  <manifest:file-entry manifest:full-path="Pictures/100000000000016300000066E2A44EA7.png" manifest:media-type="image/png"/>
  <manifest:file-entry manifest:full-path="Pictures/100000000000031C000002720AB61577.png" manifest:media-type="image/png"/>
  <manifest:file-entry manifest:full-path="Pictures/100000000000016E0000006CF4CF652E.png" manifest:media-type="image/png"/>
  <manifest:file-entry manifest:full-path="Pictures/1000000000000232000000E186E08AB6.png" manifest:media-type="image/png"/>
  <manifest:file-entry manifest:full-path="Pictures/10000000000002B00000029ED8F46649.png" manifest:media-type="image/png"/>
  <manifest:file-entry manifest:full-path="Pictures/10000000000002D6000001FF4B7B086C.png" manifest:media-type="image/png"/>
  <manifest:file-entry manifest:full-path="Pictures/1000000000000317000000D10C13D994.png" manifest:media-type="image/png"/>
  <manifest:file-entry manifest:full-path="Pictures/100000000000016E0000006788D1067E.png" manifest:media-type="image/png"/>
  <manifest:file-entry manifest:full-path="Pictures/1000000000000232000000DA30E8D5EB.png" manifest:media-type="image/png"/>
  <manifest:file-entry manifest:full-path="Pictures/100000000000016C000000D83FC566F5.png" manifest:media-type="image/png"/>
  <manifest:file-entry manifest:full-path="Pictures/10000000000003220000020335D5BFD2.png" manifest:media-type="image/png"/>
  <manifest:file-entry manifest:full-path="Pictures/10000000000002A9000000F2C42A2E11.png" manifest:media-type="image/png"/>
  <manifest:file-entry manifest:full-path="Pictures/10000000000002510000026753ADB2F0.png" manifest:media-type="image/png"/>
  <manifest:file-entry manifest:full-path="Pictures/10000000000003170000020865EA5E36.png" manifest:media-type="image/png"/>
  <manifest:file-entry manifest:full-path="Pictures/100000000000036B0000021F05EB0775.png" manifest:media-type="image/png"/>
  <manifest:file-entry manifest:full-path="Pictures/10000000000003110000020921E120D5.png" manifest:media-type="image/png"/>
  <manifest:file-entry manifest:full-path="Pictures/10000000000003140000020F29E80B03.png" manifest:media-type="image/png"/>
  <manifest:file-entry manifest:full-path="Pictures/1000000000000163000000692FF2833F.png" manifest:media-type="image/png"/>
  <manifest:file-entry manifest:full-path="Pictures/10000000000001AC0000029F896B6470.png" manifest:media-type="image/png"/>
  <manifest:file-entry manifest:full-path="Pictures/100000000000031B0000020EE59C08E9.png" manifest:media-type="image/png"/>
  <manifest:file-entry manifest:full-path="Pictures/10000000000001B300000179D679304F.png" manifest:media-type="image/png"/>
  <manifest:file-entry manifest:full-path="Pictures/10000000000001D5000000CA3E3B78A6.png" manifest:media-type="image/png"/>
  <manifest:file-entry manifest:full-path="Pictures/1000000000000232000001BA8DCC87A1.png" manifest:media-type="image/png"/>
  <manifest:file-entry manifest:full-path="Pictures/10000000000001B6000002AA11D27DB8.png" manifest:media-type="image/png"/>
  <manifest:file-entry manifest:full-path="Pictures/100000000000017C000000DA78831D35.png" manifest:media-type="image/png"/>
  <manifest:file-entry manifest:full-path="Pictures/10000000000001F60000022455F8F8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55734" officeooo:paragraph-rsid="00055734" style:font-weight-asian="normal" style:font-weight-complex="normal"/>
    </style:style>
    <style:style style:name="P3" style:family="paragraph" style:parent-style-name="Standard">
      <style:text-properties fo:font-weight="normal" officeooo:paragraph-rsid="00047527" style:font-weight-asian="normal" style:font-weight-complex="normal"/>
    </style:style>
    <style:style style:name="P4" style:family="paragraph" style:parent-style-name="Standard">
      <style:text-properties fo:font-weight="normal" officeooo:rsid="00047527" officeooo:paragraph-rsid="00047527" style:font-weight-asian="normal" style:font-weight-complex="normal"/>
    </style:style>
    <style:style style:name="P5" style:family="paragraph" style:parent-style-name="Standard">
      <style:text-properties fo:font-weight="normal" officeooo:rsid="00162260" officeooo:paragraph-rsid="00162260" style:font-weight-asian="normal" style:font-weight-complex="normal"/>
    </style:style>
    <style:style style:name="P6" style:family="paragraph" style:parent-style-name="Standard">
      <style:text-properties fo:font-weight="normal" officeooo:rsid="00158033" officeooo:paragraph-rsid="0015803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éation<draw:frame draw:style-name="fr1" draw:name="Image1" text:anchor-type="char" svg:x="0.556cm" svg:y="0.309cm" svg:width="16.461cm" svg:height="11.585cm" draw:z-index="0"><draw:image xlink:href="Pictures/10000000000002D6000001FF4B7B086C.png" xlink:type="simple" xlink:show="embed" xlink:actuate="onLoad" draw:mime-type="image/png"/></draw:frame></text:p>
      <text:p text:style-name="P1"/>
      <text:p text:style-name="P1"><draw:frame draw:style-name="fr1" draw:name="Image2" text:anchor-type="char" svg:x="0cm" svg:y="0.153cm" svg:width="17cm" svg:height="10.55cm" draw:z-index="1"><draw:image xlink:href="Pictures/100000000000036B0000021F05EB0775.png" xlink:type="simple" xlink:show="embed" xlink:actuate="onLoad" draw:mime-type="image/png"/></draw:frame></text:p>
      <text:p text:style-name="P1"/>
      <text:p text:style-name="P1"/>
      <text:p text:style-name="P1"><draw:frame draw:style-name="fr2" draw:name="Image3" text:anchor-type="char" svg:width="17cm" svg:height="11.247cm" draw:z-index="2"><draw:image xlink:href="Pictures/100000000000031B0000020EE59C08E9.png" xlink:type="simple" xlink:show="embed" xlink:actuate="onLoad" draw:mime-type="image/png"/></draw:frame><draw:frame draw:style-name="fr1" draw:name="Image4" text:anchor-type="char" svg:x="0cm" svg:y="11.245cm" svg:width="17cm" svg:height="4.491cm" draw:z-index="3"><draw:image xlink:href="Pictures/1000000000000317000000D10C13D994.png" xlink:type="simple" xlink:show="embed" xlink:actuate="onLoad" draw:mime-type="image/png"/></draw:frame><text:soft-page-break/></text:p>
      <text:p text:style-name="P1"><draw:frame draw:style-name="fr1" draw:name="Image5" text:anchor-type="char" svg:x="0cm" svg:y="4.355cm" svg:width="17cm" svg:height="10.915cm" draw:z-index="4"><draw:image xlink:href="Pictures/10000000000003220000020335D5BFD2.png" xlink:type="simple" xlink:show="embed" xlink:actuate="onLoad" draw:mime-type="image/png"/></draw:frame></text:p>
      <text:p text:style-name="P1"><draw:frame draw:style-name="fr1" draw:name="Image7" text:anchor-type="char" svg:x="0.159cm" svg:y="0.36cm" svg:width="17cm" svg:height="11.282cm" draw:z-index="6"><draw:image xlink:href="Pictures/10000000000003110000020921E120D5.png" xlink:type="simple" xlink:show="embed" xlink:actuate="onLoad" draw:mime-type="image/png"/></draw:frame><text:soft-page-break/></text:p>
      <text:p text:style-name="P1"><draw:frame draw:style-name="fr1" draw:name="Image6" text:anchor-type="char" svg:x="0.423cm" svg:y="0.446cm" svg:width="17cm" svg:height="11.368cm" draw:z-index="5"><draw:image xlink:href="Pictures/10000000000003140000020F29E80B03.png" xlink:type="simple" xlink:show="embed" xlink:actuate="onLoad" draw:mime-type="image/png"/></draw:frame></text:p>
      <text:p text:style-name="P1"/>
      <text:p text:style-name="P1"/>
      <text:p text:style-name="P1"><draw:frame draw:style-name="fr1" draw:name="Image8" text:anchor-type="char" svg:x="0.212cm" svg:y="0.46cm" svg:width="17cm" svg:height="11.174cm" draw:z-index="7"><draw:image xlink:href="Pictures/10000000000003170000020865EA5E36.png" xlink:type="simple" xlink:show="embed" xlink:actuate="onLoad" draw:mime-type="image/png"/></draw:frame><text:soft-page-break/></text:p>
      <text:p text:style-name="P3"/>
      <text:p text:style-name="P4">Modification 1</text:p>
      <text:p text:style-name="P1"><draw:frame draw:style-name="fr1" draw:name="Image9" text:anchor-type="char" svg:x="2.773cm" svg:y="0.259cm" svg:width="11.509cm" svg:height="9.975cm" draw:z-index="8"><draw:image xlink:href="Pictures/10000000000001B300000179D67930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1.859cm" svg:y="0.175cm" svg:width="13.282cm" svg:height="14.499cm" draw:z-index="9"><draw:image xlink:href="Pictures/10000000000001F60000022455F8F861.png" xlink:type="simple" xlink:show="embed" xlink:actuate="onLoad" draw:mime-type="image/png"/></draw:frame><draw:frame draw:style-name="fr1" draw:name="Image11" text:anchor-type="char" svg:x="2.191cm" svg:y="14.868cm" svg:width="12.409cm" svg:height="5.345cm" draw:z-index="10"><draw:image xlink:href="Pictures/10000000000001D5000000CA3E3B78A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x="3.434cm" svg:y="0.069cm" svg:width="9.393cm" svg:height="2.778cm" draw:z-index="11"><draw:image xlink:href="Pictures/1000000000000163000000692FF2833F.png" xlink:type="simple" xlink:show="embed" xlink:actuate="onLoad" draw:mime-type="image/png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modification 2</text:p>
      <text:p text:style-name="P4"><draw:frame draw:style-name="fr1" draw:name="Image12" text:anchor-type="char" svg:x="0.113cm" svg:y="0.053cm" svg:width="8.454cm" svg:height="13.164cm" draw:z-index="14"><draw:image xlink:href="Pictures/10000000000001B6000002AA11D27D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x="-0.132cm" svg:y="0.171cm" svg:width="13.912cm" svg:height="13.547cm" draw:z-index="15"><draw:image xlink:href="Pictures/10000000000002B00000029ED8F466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x="-0.423cm" svg:y="0.162cm" svg:width="13.806cm" svg:height="10.857cm" draw:z-index="16"><draw:image xlink:href="Pictures/100000000000031C000002720AB61577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x="0.351cm" svg:y="0.307cm" svg:width="9.631cm" svg:height="5.715cm" draw:z-index="17"><draw:image xlink:href="Pictures/100000000000016C000000D83FC566F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char" svg:x="0.037cm" svg:y="0.372cm" svg:width="14.87cm" svg:height="5.953cm" draw:z-index="18"><draw:image xlink:href="Pictures/1000000000000232000000E186E08AB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8" text:anchor-type="char" svg:x="-1.037cm" svg:y="0.452cm" svg:width="9.393cm" svg:height="2.699cm" draw:z-index="12"><draw:image xlink:href="Pictures/100000000000016300000066E2A44EA7.png" xlink:type="simple" xlink:show="embed" xlink:actuate="onLoad" draw:mime-type="image/png"/></draw:frame><draw:frame draw:style-name="fr1" draw:name="Image19" text:anchor-type="char" svg:x="8.592cm" svg:y="0.452cm" svg:width="9.313cm" svg:height="2.752cm" draw:z-index="13"><draw:image xlink:href="Pictures/100000000000016000000068519051B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5">Modification 3 :</text:p>
      <text:p text:style-name="P5"><draw:frame draw:style-name="fr1" draw:name="Image20" text:anchor-type="char" svg:x="3.209cm" svg:y="0.349cm" svg:width="9.777cm" svg:height="15.328cm" draw:z-index="19"><draw:image xlink:href="Pictures/10000000000001AC0000029F896B6470.png" xlink:type="simple" xlink:show="embed" xlink:actuate="onLoad" draw:mime-type="image/png"/></draw:frame></text:p>
      <text:p text:style-name="P5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1" text:anchor-type="char" svg:x="0.748cm" svg:y="0.938cm" svg:width="14.87cm" svg:height="5.768cm" draw:z-index="20"><draw:image xlink:href="Pictures/1000000000000232000000DA30E8D5EB.png" xlink:type="simple" xlink:show="embed" xlink:actuate="onLoad" draw:mime-type="image/png"/></draw:frame></text:p>
      <text:p text:style-name="P6"><text:soft-page-break/></text:p>
      <text:p text:style-name="P6"><draw:frame draw:style-name="fr1" draw:name="Image22" text:anchor-type="char" svg:x="1.053cm" svg:y="0.298cm" svg:width="15.69cm" svg:height="16.272cm" draw:z-index="21"><draw:image xlink:href="Pictures/10000000000002510000026753ADB2F0.png" xlink:type="simple" xlink:show="embed" xlink:actuate="onLoad" draw:mime-type="image/png"/></draw:frame><draw:frame draw:style-name="fr1" draw:name="Image23" text:anchor-type="char" svg:x="0.238cm" svg:y="16.99cm" svg:width="17cm" svg:height="6.04cm" draw:z-index="22"><draw:image xlink:href="Pictures/10000000000002A9000000F2C42A2E11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/text:p>
      <text:p text:style-name="P6"><draw:frame draw:style-name="fr1" draw:name="Image24" text:anchor-type="char" svg:x="1.344cm" svg:y="0.153cm" svg:width="14.102cm" svg:height="13.044cm" draw:z-index="23"><draw:image xlink:href="Pictures/1000000000000215000001ED8952FAD6.png" xlink:type="simple" xlink:show="embed" xlink:actuate="onLoad" draw:mime-type="image/png"/></draw:frame><draw:frame draw:style-name="fr1" draw:name="Image25" text:anchor-type="char" svg:x="1.118cm" svg:y="13.506cm" svg:width="14.87cm" svg:height="11.695cm" draw:z-index="24"><draw:image xlink:href="Pictures/1000000000000232000001BA8DCC87A1.png" xlink:type="simple" xlink:show="embed" xlink:actuate="onLoad" draw:mime-type="image/png"/></draw:frame></text:p>
      <text:p text:style-name="P6"/>
      <text:p text:style-name="P6"><draw:frame draw:style-name="fr1" draw:name="Image26" text:anchor-type="char" svg:x="2.706cm" svg:y="0.263cm" svg:width="10.054cm" svg:height="5.768cm" draw:z-index="25"><draw:image xlink:href="Pictures/100000000000017C000000DA78831D35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7" text:anchor-type="char" svg:x="-1.289cm" svg:y="0.339cm" svg:width="9.684cm" svg:height="2.858cm" draw:z-index="26"><draw:image xlink:href="Pictures/100000000000016E0000006CF4CF652E.png" xlink:type="simple" xlink:show="embed" xlink:actuate="onLoad" draw:mime-type="image/png"/></draw:frame><draw:frame draw:style-name="fr1" draw:name="Image28" text:anchor-type="char" svg:x="8.606cm" svg:y="0.413cm" svg:width="9.684cm" svg:height="2.725cm" draw:z-index="27"><draw:image xlink:href="Pictures/100000000000016E0000006788D1067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2:30:41.627603874</meta:creation-date>
    <dc:date>2024-10-11T17:00:58.087508819</dc:date>
    <meta:editing-duration>PT2H2M45S</meta:editing-duration>
    <meta:editing-cycles>25</meta:editing-cycles>
    <meta:generator>LibreOffice/24.2.5.2$Linux_X86_64 LibreOffice_project/420$Build-2</meta:generator>
    <meta:document-statistic meta:table-count="0" meta:image-count="28" meta:object-count="0" meta:page-count="11" meta:paragraph-count="4" meta:word-count="8" meta:character-count="52" meta:non-whitespace-character-count="48"/>
  </office:meta>
</office:document-meta>
</file>